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20000029962C86E834CC854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1bce5c" officeooo:paragraph-rsid="001bce5c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draw:frame draw:style-name="fr1" draw:name="Image1" text:anchor-type="paragraph" svg:x="0.383cm" svg:y="2.702cm" svg:width="13.885cm" svg:height="11.991cm" draw:z-index="0"><draw:image xlink:href="Pictures/10000201000003020000029962C86E834CC8546E.png" xlink:type="simple" xlink:show="embed" xlink:actuate="onLoad" loext:mime-type="image/png"/></draw:frame>11 Mai 2019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4:29:05.564607030</meta:creation-date>
    <dc:date>2020-02-10T14:31:45.351406437</dc:date>
    <meta:editing-duration>PT2M40S</meta:editing-duration>
    <meta:editing-cycles>1</meta:editing-cycles>
    <meta:document-statistic meta:table-count="0" meta:image-count="1" meta:object-count="0" meta:page-count="1" meta:paragraph-count="1" meta:word-count="3" meta:character-count="12" meta:non-whitespace-character-count="9"/>
    <meta:generator>LibreOffice/6.0.7.3$Linux_X86_64 LibreOffice_project/00m0$Build-3</meta:generator>
  </office:meta>
</office:document-meta>
</file>